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ära mig språk</text:p>
      <text:list xml:id="list7562242811266601819" text:style-name="L1">
        <text:list-item>
          <text:p text:style-name="P1">portuguisiska</text:p>
        </text:list-item>
        <text:list-item>
          <text:p text:style-name="P1">brasilianska</text:p>
        </text:list-item>
        <text:list-item>
          <text:p text:style-name="P1">spanska</text:p>
        </text:list-item>
        <text:list-item>
          <text:p text:style-name="P1">kinesiska</text:p>
        </text:list-item>
      </text:list>
      <text:p text:style-name="Standard"/>
      <text:p text:style-name="Standard"/>
      <text:p text:style-name="Standard">starta företag</text:p>
      <text:list xml:id="list6623331716977829897" text:style-name="L2">
        <text:list-item>
          <text:p text:style-name="P2">skapa saker</text:p>
        </text:list-item>
        <text:list-item>
          <text:p text:style-name="P2">skapa produkter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kard Åberg</meta:initial-creator>
    <meta:creation-date>2023-04-12T09:36:01</meta:creation-date>
    <meta:generator>OpenOffice/4.1.13$Unix OpenOffice.org_project/4113m1$Build-9810</meta:generator>
    <dc:date>2023-04-25T12:33:33</dc:date>
    <dc:creator>Rickard Åberg</dc:creator>
    <meta:document-statistic meta:table-count="0" meta:image-count="0" meta:object-count="0" meta:page-count="1" meta:paragraph-count="8" meta:word-count="19" meta:character-count="101"/>
    <meta:editing-duration>PT7M52S</meta:editing-duration>
    <meta:editing-cycles>1</meta:editing-cycles>
  </office:meta>
</office:document-meta>
</file>